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d369" officeooo:paragraph-rsid="0014d369"/>
    </style:style>
    <style:style style:name="P2" style:family="paragraph" style:parent-style-name="Standard">
      <style:text-properties officeooo:rsid="0014d369" officeooo:paragraph-rsid="00178d65"/>
    </style:style>
    <style:style style:name="P3" style:family="paragraph" style:parent-style-name="Standard">
      <style:text-properties officeooo:rsid="0014d369" officeooo:paragraph-rsid="00181d8e"/>
    </style:style>
    <style:style style:name="P4" style:family="paragraph" style:parent-style-name="Standard">
      <style:text-properties officeooo:rsid="0014d369" officeooo:paragraph-rsid="0019720a"/>
    </style:style>
    <style:style style:name="P5" style:family="paragraph" style:parent-style-name="Standard">
      <style:text-properties officeooo:rsid="0016a8a3" officeooo:paragraph-rsid="0016a8a3"/>
    </style:style>
    <style:style style:name="P6" style:family="paragraph" style:parent-style-name="Standard">
      <style:text-properties officeooo:rsid="00178d65" officeooo:paragraph-rsid="00178d65"/>
    </style:style>
    <style:style style:name="P7" style:family="paragraph" style:parent-style-name="Standard">
      <style:text-properties officeooo:rsid="00178d65" officeooo:paragraph-rsid="00181d8e"/>
    </style:style>
    <style:style style:name="P8" style:family="paragraph" style:parent-style-name="Standard">
      <style:text-properties fo:font-weight="bold" officeooo:rsid="0014d369" officeooo:paragraph-rsid="0014d369" style:font-weight-asian="bold" style:font-weight-complex="bold"/>
    </style:style>
    <style:style style:name="P9" style:family="paragraph" style:parent-style-name="Standard">
      <style:text-properties fo:font-weight="bold" officeooo:rsid="0014d369" officeooo:paragraph-rsid="00178d65" style:font-weight-asian="bold" style:font-weight-complex="bold"/>
    </style:style>
    <style:style style:name="P10" style:family="paragraph" style:parent-style-name="Standard">
      <style:text-properties fo:font-weight="bold" officeooo:rsid="0019720a" officeooo:paragraph-rsid="0019720a" style:font-weight-asian="bold" style:font-weight-complex="bold"/>
    </style:style>
    <style:style style:name="P11" style:family="paragraph" style:parent-style-name="Standard">
      <style:text-properties fo:font-weight="bold" officeooo:rsid="00197478" officeooo:paragraph-rsid="00197478" style:font-weight-asian="bold" style:font-weight-complex="bold"/>
    </style:style>
    <style:style style:name="P12" style:family="paragraph" style:parent-style-name="Standard">
      <style:text-properties fo:font-weight="bold" officeooo:rsid="001a903b" officeooo:paragraph-rsid="001a903b" style:font-weight-asian="bold" style:font-weight-complex="bold"/>
    </style:style>
    <style:style style:name="P13" style:family="paragraph" style:parent-style-name="Standard">
      <style:text-properties officeooo:rsid="00181d8e" officeooo:paragraph-rsid="00181d8e"/>
    </style:style>
    <style:style style:name="P14" style:family="paragraph" style:parent-style-name="Standard">
      <style:text-properties officeooo:rsid="0019720a" officeooo:paragraph-rsid="0019720a"/>
    </style:style>
    <style:style style:name="P15" style:family="paragraph" style:parent-style-name="Standard">
      <style:text-properties officeooo:rsid="00197478" officeooo:paragraph-rsid="00197478"/>
    </style:style>
    <style:style style:name="P16" style:family="paragraph" style:parent-style-name="Standard">
      <style:text-properties officeooo:rsid="001a903b" officeooo:paragraph-rsid="001a903b"/>
    </style:style>
    <style:style style:name="P17" style:family="paragraph" style:parent-style-name="Standard">
      <style:text-properties officeooo:rsid="001f3c6f" officeooo:paragraph-rsid="001f3c6f"/>
    </style:style>
    <style:style style:name="T1" style:family="text">
      <style:text-properties officeooo:rsid="0014d369"/>
    </style:style>
    <style:style style:name="T2" style:family="text">
      <style:text-properties officeooo:rsid="0016a8a3"/>
    </style:style>
    <style:style style:name="T3" style:family="text">
      <style:text-properties officeooo:rsid="00178d65"/>
    </style:style>
    <style:style style:name="T4" style:family="text">
      <style:text-properties fo:font-style="italic" officeooo:rsid="0014d369"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181d8e" style:font-weight-asian="bold"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officeooo:rsid="00181d8e"/>
    </style:style>
    <style:style style:name="T9" style:family="text">
      <style:text-properties officeooo:rsid="0019720a"/>
    </style:style>
    <style:style style:name="T10" style:family="text">
      <style:text-properties officeooo:rsid="001a903b"/>
    </style:style>
    <style:style style:name="T11" style:family="text">
      <style:text-properties officeooo:rsid="001f3c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Book proposal – report on past an present ideas.</text:span> </text:p>
      <text:p text:style-name="P1"/>
      <text:p text:style-name="P1">Main (original) idea: to have a coherent volume on the main question of the project, What is a (computer) program?</text:p>
      <text:p text:style-name="P1"/>
      <text:p text:style-name="P1">To achieve this, the idea was to have chapters co-authored by people with different viewpoints/backgrounds on things, e.g. historian with philosopher and computer scientist /and/ to have regular work meetings on the different drafts with members of the project having the opportunity to contribute/comment on the different chapters. </text:p>
      <text:p text:style-name="P1"/>
      <text:p text:style-name="P1">Later on this developed into the idea of a Bourbaki like book where the author could be PROGRAM-me for the whole volume. This gives a lot of freedom to contribute to the different chapters but it turned out that several people were not too eager (either because of being in an early stage or ego) and so I had to come up with another plan.</text:p>
      <text:p text:style-name="P1"/>
      <text:p text:style-name="P1"><text:span text:style-name="T2">Besides the authorship issue another</text:span> basic issue was the structure – how to write a book which is /truly/ interdisicplinary, gives basic insights into the main question and is non-arbitrary somehow. I could just use the four clusters (rooted in the modalities) but there you are always confronted with the problem of chapters who fit with several clusters and modalities. </text:p>
      <text:p text:style-name="P1"/>
      <text:p text:style-name="P1">In order to solve the authorship problem and the structure problem, <text:span text:style-name="T2">my idea is now to have </text:span>I now two kinds of chapters: </text:p>
      <text:p text:style-name="P1"/>
      <text:p text:style-name="P8">*** Main, general chapters:</text:p>
      <text:p text:style-name="P1">These would be chapters which are more or less written in a Bourbaki style. General chapters to be written are:</text:p>
      <text:p text:style-name="P1"/>
      <text:p text:style-name="P1">- What is a (computer) program? This is a very extensive int<text:span text:style-name="T3">ro</text:span>duction. </text:p>
      <text:p text:style-name="P1">- Logic</text:p>
      <text:p text:style-name="P1">- Machines</text:p>
      <text:p text:style-name="P1">- Programming Languages and Notations</text:p>
      <text:p text:style-name="P1">- Systems</text:p>
      <text:p text:style-name="P1"/>
      <text:p text:style-name="P1">The idea for each of the cluster chapters would be that everyone can basically contribute to them but, in order to keep things move forward, <text:span text:style-name="T2">to assure quality and so to decide on things such as structure, topics and what should or should not be in, </text:span>it seems better that there are lead authors/<text:span text:style-name="T2">editors (not sure how to call them). You could then have general chapters like:</text:span></text:p>
      <text:p text:style-name="P1"/>
      <text:p text:style-name="P5">x, y and PROGRAMme, Logic, in: What is a (computer) program, historical and philosophical reflections, MIT Press 2023. ;-)</text:p>
      <text:p text:style-name="P6"/>
      <text:p text:style-name="P6">I think the best thing would be to have at least two leading authors, perhaps three, ideally with different but non-excluding perspectives. It is then up to them to decide if more will/should be added or not, what should be the main topics etc.</text:p>
      <text:p text:style-name="P6"/>
      <text:p text:style-name="P6">The general chapters can of course be discussed/developed via the wiki which I will structure accordingly. Leading authors would then aso become subeditors for the wiki. </text:p>
      <text:p text:style-name="P6"/>
      <text:p text:style-name="P6">For the sake of coherence, of course, I will propose specific guidelines for these chapters. More specifically, it seems basic that these cluster x chapters consider each of the following questions:</text:p>
      <text:p text:style-name="P6"><text:tab/>What is x?</text:p>
      <text:p text:style-name="P6"><text:tab/>How does x contribute to “program”?</text:p>
      <text:p text:style-name="P6"><text:soft-page-break/><text:tab/>How does x “relate” to the other three structures?</text:p>
      <text:p text:style-name="P6">Besides, it is asked that these general chapters have both a more historical as well as a more systematic reflection.</text:p>
      <text:p text:style-name="P6"/>
      <text:p text:style-name="P6">Finally, it seems to me that t<text:span text:style-name="T1">he aim </text:span>here <text:span text:style-name="T1">is </text:span><text:span text:style-name="T4">not</text:span><text:span text:style-name="T1"> to resolve </text:span>specific <text:span text:style-name="T1">issues or give answers, but rather to point at them </text:span>and at possible approaches to handle them. </text:p>
      <text:p text:style-name="P6"/>
      <text:p text:style-name="P6">I might, in the future come up with a more definite “format”, e.g. that each general chapter would start with a very specific problem ??</text:p>
      <text:p text:style-name="P6"/>
      <text:p text:style-name="P8">*** <text:span text:style-name="T3">Specific chapters</text:span></text:p>
      <text:p text:style-name="P6">These chapters can have several authors, preferably with different perspectives, but are more specific in content and more “traditional”. Below is a number of potential chapters, some of which have already been proposed/suggested; others are based on my reading <text:span text:style-name="T8">of</text:span> the different meeting notes this far. <text:span text:style-name="T9">I also add that this list of chapters is not complete or definite in any way. After the Lille meeting I will do a kind of general mail asking for other proposals + confirmation for proposed ones. I would be happy to hear from you if you have any further suggestions as well as your coments on some of the proposed ones. </text:span></text:p>
      <text:p text:style-name="P6"/>
      <text:p text:style-name="P6">I am not sure yet if these chapters should be put “under” the cluster chapters (you could have a structure of four, each part starting with a general chapter and then some specific ones) <text:s/>but the problem is that <text:span text:style-name="T8">several of them could basically be put under different clusters (I guess that is in the nature of this project). Comments on this are very welcome. </text:span></text:p>
      <text:p text:style-name="P6"/>
      <text:p text:style-name="P9">Literate Programming and the future of the humanities</text:p>
      <text:p text:style-name="P7">There has been a lot of talk lately about the so-called digital humanities but a deep reflection of what that means exactly is lacking. It often comes down to the use of old methods in new technologies (e.g. digitalization projects; database analysis; etc). In such projects it often is the case that the people at the humanities side <text:span text:style-name="T8">do now know much of the technology and are very much dependent on the computer persons involved. There is definitely a communication gap there.</text:span></text:p>
      <text:p text:style-name="P7"/>
      <text:p text:style-name="P7"><text:span text:style-name="T8">The aim of this chapter is to kind of reverse roles starting from the idea of programs as text. Since text is one main object of study of much of the humanities, it should be the humanities who have something basic to contribute. <text:s/>This chapters should touch issues such as:</text:span></text:p>
      <text:p text:style-name="P7"><text:tab/>- <text:span text:style-name="T8">literacy</text:span></text:p>
      <text:p text:style-name="P7"><text:tab/>- <text:span text:style-name="T8">open programs: readability, transparency, accessability and accountability</text:span></text:p>
      <text:p text:style-name="P7"><text:tab/>- <text:span text:style-name="T8">literate programming revisited</text:span></text:p>
      <text:p text:style-name="P17">Martin Carlé, who is not an official member of the project, told me he would be interested to taking the lead in writing such a chapter.</text:p>
      <text:p text:style-name="P17"/>
      <text:p text:style-name="P17"/>
      <text:p text:style-name="P9">History and Philosophy of types</text:p>
      <text:p text:style-name="P13">This was a chapter proposed by Cliff and Simone.</text:p>
      <text:p text:style-name="P13"/>
      <text:p text:style-name="P9"><text:span text:style-name="T8">Dogmas of semantics and alternative approaches </text:span></text:p>
      <text:p text:style-name="P13">This is kind of based on Felice’s contribution to the roundtable in Paris and his contribution (with Edgar) to the Machines workshop on unbounded non-determinism and concurrency. They have both agreed to write a chapter together, though content might still slightly change. </text:p>
      <text:p text:style-name="P13"/>
      <text:p text:style-name="P2"/>
      <text:p text:style-name="P9">Appearance and disappearance of the computing machine. </text:p>
      <text:p text:style-name="P2"><text:soft-page-break/>This chapter was originally conceived mostly as a historical chapter. It would be about how different (configurations of) machinery results in different kinds of programs (from the representtational perspective) but also different kinds of problems and, ultimately, systems. One basic question of course is how much this changed with an improved and changed technology (both on the machine level as well as on the programming level), think, for instance, of the effect <text:span text:style-name="T8">of</text:span> miniaturi<text:span text:style-name="T8">z</text:span>ation; development of virtual machines and so-called machine-independence, and, recently, containerization. There are several possible authors including myself and Elisabetta. <text:span text:style-name="T8">Maarten Bullynck told me he is also interested. Ideally a philosophers or computer scientist would be added here. Of course, I can put on my philosophers’s hat ;_)</text:span></text:p>
      <text:p text:style-name="P2"/>
      <text:p text:style-name="P9">A taxonomy of programs</text:p>
      <text:p text:style-name="P13">I guess the title covers the topic. Of course, both a historical and systematic approach will/should be considered here. My guess is that this will result in a rather pluralist taxonomy (going back to existing ones).</text:p>
      <text:p text:style-name="P13">Maël Pégny has told me he wou<text:span text:style-name="T11">ld </text:span>be interested in writing such a chapter <text:span text:style-name="T11">but I am sure there might be others interested too (including nyself). </text:span></text:p>
      <text:p text:style-name="P3"/>
      <text:p text:style-name="P3"><text:span text:style-name="T5">Annotations and non-textual representations of programs. <text:s/></text:span><text:span text:style-name="T6">From diagrams to UML.</text:span></text:p>
      <text:p text:style-name="P13">This is very much based on some of the discussions during the first Bertinoro meeting. </text:p>
      <text:p text:style-name="P2"><text:span text:style-name="T8">P</text:span>ossible co-authors <text:span text:style-name="T8">are:</text:span></text:p>
      <text:p text:style-name="P2">- David Nofre</text:p>
      <text:p text:style-name="P2">- Ursula</text:p>
      <text:p text:style-name="P2">- Marie-Jo</text:p>
      <text:p text:style-name="P2">- Mark</text:p>
      <text:p text:style-name="P2">- Henri</text:p>
      <text:p text:style-name="P2">- <text:span text:style-name="T8">Amirouche</text:span></text:p>
      <text:p text:style-name="P2">- ...</text:p>
      <text:p text:style-name="P2"/>
      <text:p text:style-name="P9">Abstractions, the abstract and algorithms</text:p>
      <text:p text:style-name="P4">This would be a good chapter for Alberto and Julian <text:span text:style-name="T9">(Alberto told me that he would be happy to work with Julian and proposed a chpater on this topic <text:s/>– I am talking with Julian later this week). T </text:span></text:p>
      <text:p text:style-name="P4"/>
      <text:p text:style-name="P4">I do think that it is important to keep in mind also the "concrete" (see [[https://wiki.program-me.org/index.php?title=Tensions_between_abstract_and_concrete_in_programming][Tomas' entry on the wiki]])</text:p>
      <text:p text:style-name="P2"/>
      <text:p text:style-name="P9">Models and Implementations</text:p>
      <text:p text:style-name="P2">This is quite a central topic for our project and, of course, related to some of the chapters already proposed. Also several members are working on this or have worked on this in the past. The topic would not just be about modeling, specification and implication within the pure software engineering context but also about models and implementations out<text:span text:style-name="T9">s</text:span>ide of CS. This allows to broaden the perspective and also allows to involve someone like Franck or Jacob Ward. </text:p>
      <text:p text:style-name="P2"/>
      <text:p text:style-name="P10">What is a (logic) program?</text:p>
      <text:p text:style-name="P14">The basis for this was laid in Bertinoro but it is not clear if this is actually going to happen. </text:p>
      <text:p text:style-name="P2"/>
      <text:p text:style-name="P9">Diversity, paradigms and styles of programming</text:p>
      <text:p text:style-name="P2">There was a lot of talk on this during Bertinoro. This should not just be about <text:span text:style-name="T9">the</text:span> classical paradigms, but can also be about more "global" philosophies (cfr for instance the [[https://wiki.program-me.org/index.php?title=Modernist_and_post-modern_programming_languages][wiki entry on modernist and post-modern programming )]] </text:p>
      <text:p text:style-name="P2"/>
      <text:p text:style-name="P2"><text:soft-page-break/>It could also be related to the science vs business programming and, in general, styles across different communities. This is certainly a chapter which has both a historical as well as a philosophical dimension. <text:s/><text:span text:style-name="T9">I do feel it is a bit too general still…</text:span></text:p>
      <text:p text:style-name="P2"/>
      <text:p text:style-name="P9">Time, software and programs</text:p>
      <text:p text:style-name="P2">Two sides:</text:p>
      <text:p text:style-name="P2">- historicity of software -- </text:p>
      <text:p text:style-name="P2">- the temporality of the process and the interaction -- in how far can these be formalized -- you can ask Jean-Baptiste for the formal side of this.</text:p>
      <text:p text:style-name="P4">- common problems? issue of identity;</text:p>
      <text:p text:style-name="P4"/>
      <text:p text:style-name="P9">Formalizations of the informal </text:p>
      <text:p text:style-name="P2">or, what can(not) be formalized.</text:p>
      <text:p text:style-name="P2"/>
      <text:p text:style-name="P2">- CTT </text:p>
      <text:p text:style-name="P2">- limits of formalization </text:p>
      <text:p text:style-name="P2">- tacit knowledge </text:p>
      <text:p text:style-name="P2">- errors</text:p>
      <text:p text:style-name="P2">- human aspects</text:p>
      <text:p text:style-name="P2"/>
      <text:p text:style-name="P15">Sket<text:span text:style-name="T10">c</text:span>hy, I know, but it seems quite basic. Perhaps not specific enough? </text:p>
      <text:p text:style-name="P11"/>
      <text:p text:style-name="P12">Chapter on correctness and verification??? </text:p>
      <text:p text:style-name="P16"/>
      <text:p text:style-name="P16"/>
      <text:p text:style-name="P16"/>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12:25:19.492631689</meta:creation-date>
    <dc:date>2019-05-21T13:30:54.568934784</dc:date>
    <meta:editing-duration>PT28M3S</meta:editing-duration>
    <meta:editing-cycles>10</meta:editing-cycles>
    <meta:generator>LibreOffice/5.1.6.2$Linux_X86_64 LibreOffice_project/10m0$Build-2</meta:generator>
    <meta:document-statistic meta:table-count="0" meta:image-count="0" meta:object-count="0" meta:page-count="4" meta:paragraph-count="77" meta:word-count="1549" meta:character-count="9375" meta:non-whitespace-character-count="7864"/>
  </office:meta>
</office:document-meta>
</file>